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paragraph-properties fo:margin-left="2.501cm" fo:margin-right="0cm" fo:text-indent="0cm" style:auto-text-indent="false"/>
      <style:text-properties style:font-name="Times New Roman"/>
    </style:style>
    <style:style style:name="P3" style:family="paragraph" style:parent-style-name="Heading_20_1">
      <style:text-properties style:font-name="Times New Roman" fo:language="ru" fo:country="RU"/>
    </style:style>
    <style:style style:name="P4" style:family="paragraph" style:parent-style-name="Text_20_body" style:list-style-name="L1">
      <style:text-properties style:font-name="Times New Roman"/>
    </style:style>
    <style:style style:name="P5" style:family="paragraph" style:parent-style-name="Text_20_body" style:list-style-name="L2"/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DejaVu Sans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Создание собственных блоков путем написания собственного класса в коде библиотек блоков и модуля генерации кода</text:h>
          </table:table-cell>
        </table:table-row>
        <table:table-row table:style-name="Table1.2">
          <table:table-cell table:style-name="Table1.A2" office:value-type="string">
            <text:p text:style-name="P1">Для создания собственных блоков с нуля необходимо:</text:p>
            <text:list xml:id="list6899826054616041874" text:style-name="L1">
              <text:list-item>
                <text:p text:style-name="P4">вставить на схему любой блок автоматики, по визуальному представлению и свойствам близкий к желаемому;</text:p>
              </text:list-item>
              <text:list-item>
                <text:p text:style-name="P4">выделить вставленный блок и в главном меню программы выбрать «Правка – Изменить блок»;</text:p>
              </text:list-item>
              <text:list-item>
                <text:p text:style-name="P4">добавить нужные свойства блока в закладке «Свойства»;</text:p>
              </text:list-item>
              <text:list-item>
                <text:p text:style-name="P4">исправить в закладке «Расчёт» параметр «Расчётный шаблон». Ниже приведены комментарии что исправлять:</text:p>
              </text:list-item>
            </text:list>
            <text:p text:style-name="P2"><text:span text:style-name="T3">mbty_std.dll</text:span> – это имя DLL, где содержится класс для локального моделирования;</text:p>
            <text:p text:style-name="P2"><text:span text:style-name="T3">TSum</text:span> – имя расчётного класса, внутри DLL для локального моделирования;</text:p>
            <text:p text:style-name="P2"><text:span text:style-name="T3">add_dbl</text:span> – имя класса генерации кода внутри библиотеки генерации кода</text:p>
            <text:list xml:id="list8998471571221165026" text:style-name="L2">
              <text:list-item>
                <text:p text:style-name="P5"><text:span text:style-name="T1">изменить тип блока и сохранить его в библиотек</text:span><text:span text:style-name="T2">е</text:span><text:span text:style-name="T1">.</text:span></text:p>
              </text:list-item>
              <text:list-item>
                <text:p text:style-name="P5"><text:span text:style-name="T1">дописать в исходниках библиотеки локального моделирования (например </text:span><text:span text:style-name="T3">std_lib.dll</text:span><text:span text:style-name="T1">) и в библиотеке генерации кода (</text:span><text:span text:style-name="T3">get_lib.dll</text:span><text:span text:style-name="T1">) соответствующие классы.</text:span></text:p>
              </text:list-item>
            </text:list>
            <text:p text:style-name="P1">Можно добавить свой новый класс для локального моделирования как в библиотеку <text:span text:style-name="T3">mbty_std.dll</text:span> , так и сделать свою отдельную. Для создания собственного класса внутри библиотеки <text:span text:style-name="T3">mbty_std.dll</text:span> необходимо добавить его в исходники, они находятся <text:s/>в папке <text:span text:style-name="T3">&lt;директория установки&gt;\source\MBTY\STD_LIB</text:span>. В библиотеке при помощи среды разработки Delphi XE создаётся или новый файл или изменяется один из существующих (например <text:span text:style-name="T3">src.pas</text:span>). Класс можно создать по аналогии с уже имеющимися, изменив соответственно методы <text:span text:style-name="T3">InfoFunc</text:span> и <text:span text:style-name="T3">RunFunc</text:span>. После того как добавлен собственный класс в исходники, необходимо внести его в функцию <text:span text:style-name="T3">CreateObject</text:span> в модуле <text:span text:style-name="T3">Info.pas</text:span> (таблица <text:span text:style-name="T3">ClassTable</text:span>).</text:p>
            <text:p text:style-name="P1">Для того чтобы по данному блоку генерировался код, необходимо добавить модуль генерации кода в библиотеку <text:span text:style-name="T3">get_lib.dll</text:span>, исходники которой располагаются в <text:span text:style-name="T3">&lt;директория установки&gt;\source\MBTY\AVRORA_GEN</text:span>. Класс генерации кода добавляется в модуль <text:span text:style-name="T3">Blocks.pas</text:span> по аналогии с другими классами генерации которые там уже есть. Обязательно необходимо внести создание класса по имени в функцию <text:span text:style-name="T3">CreateBlockGenerator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здание собственных блоков путем написания собственного класса в коде библиотек блоков и модуля генерации кода</dc:title>
    <dc:date>2012-01-22T05:42:35.93</dc:date>
    <meta:generator>OpenOffice_Beta/4.1.0$Win32 OpenOffice.org_project/410m14$Build-9760</meta:generator>
    <meta:editing-duration>PT5H24M21S</meta:editing-duration>
    <meta:editing-cycles>118</meta:editing-cycles>
    <dc:creator>Александр </dc:creator>
    <meta:document-statistic meta:table-count="1" meta:image-count="0" meta:object-count="0" meta:page-count="1" meta:paragraph-count="13" meta:word-count="266" meta:character-count="1985"/>
    <meta:user-defined meta:name="Поле 1"/>
    <meta:user-defined meta:name="Поле 2"/>
    <meta:user-defined meta:name="Поле 3"/>
    <meta:user-defined meta:name="Поле 4"/>
  </office:meta>
</office:document-meta>
</file>